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f47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f47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f47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f47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f47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f47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f47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f47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f47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f47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f47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f47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f47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f47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f47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f47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f47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mary Alejandra Salazar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5/7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48615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nmanuel Antonio Salazar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0388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1.5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5" meta:non-whitespace-character-count="1007"/>
    <meta:template xlink:type="simple" xlink:actuate="onRequest" xlink:title="Normal" xlink:href=""/>
  </office:meta>
</office:document-meta>
</file>